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</office:automatic-styles>
  <office:body>
    <office:text text:use-soft-page-breaks="true">
      <text:p text:style-name="P1">A continuación se presenta una versión ampliada del juego 2048, con 3 diferentes versiones con diferentes bases numéricas, como Hexadecimal, Octal y binario, con una interfaz antes de<text:s/>iniciar el juego que interactúa con el usuario para que tenga la libertad de elegir la versión cualificada desea jugar, al finalizar el juego quedará registrado su puntaje añadiéndolo a un archivo .txt donde volverá al inicio el juego el puntaje estará registrado en la tabla de puntajes, y de esta forma competir contra sigo mismo para tratar de romper su récord anterior Iniciar juego con Interfase.py</text:p>
      <text:p text:style-name="Textbody"/>
      <text:p text:style-name="Textbody">Bitácora</text:p>
      <text:p text:style-name="Textbody">Martes 16 de abril</text:p>
      <text:p text:style-name="Textbody">Inicio creando la parte gráfica que interactúa con el usuario , login ,botones<text:s/>para elegir el juego , me baso en el ejemplo dado en Gtk ,buscando vídeos en You tube sobre configuración de botones ,entradas,label ,cerrar una pantalla y abrir una nueva.</text:p>
      <text:p text:style-name="Standard"/>
      <text:p text:style-name="Textbody">Miércoles 17 de abril</text:p>
      <text:p text:style-name="Textbody">Continuo con la interfase agrego dos opciones para llenar con un punto si se selecciona la opción sumar o multiplicar y sigo con los botones ,termine la configuración de lo gráfico en ese sentido e inicio buscando como realizar la matriz lo cual montare con botones y solo cambio el nombre para hacer la simulación de los cuadros del juego .</text:p>
      <text:p text:style-name="Textbody">Sábado 19 de abril</text:p>
      <text:p text:style-name="Textbody">investigo un poco del juego y descubro que tkinter tiene una opción de celdas que en Gtk no encontré como hacer entonces me decido a dejar todo en Gtk y el juego en tkinter ,utilice recursivo basándome en unos ejemplos vistos , pero me daban un error al unirlos busco una solución.</text:p>
      <text:p text:style-name="Textbody"/>
      <text:p text:style-name="Textbody">Domingo 21 de abril</text:p>
      <text:p text:style-name="Textbody">No pude encontrar la solución por lo tanto me decidí a hacerlo con<text:s/>iteración el<text:s/>cual no me ocasiono problemas como me los daba la recursividad en ese sentido organizo los label de tiempo y puntaje.</text:p>
      <text:p text:style-name="Textbody">Dibujando una matriz en papel me doy cuenta que los movimientos del juego no son del todo<text:s/>diferentes,<text:s/>sino que con los conocimientos de<text:s/>matrices, de<text:s/>traspuesta y el cambio de columnas y fijas , también alterar el orden<text:s/>de una matriz y devolverla a su punto<text:s/>original,<text:s/>deduzco que solo es necesario una función de operación</text:p>
      <text:p text:style-name="Textbody">También logro conseguir los colores más parecidos del juego con las celdas y lo agrego a un archivo llamado constantes</text:p>
      <text:p text:style-name="Textbody"/>
      <text:p text:style-name="Textbody">Lunes 22 y Martes 23 de Abril</text:p>
      <text:soft-page-break/>
      <text:p text:style-name="Textbody">Inicio la lógica del juego luego de tener la parte gráfica del juego , primero creo una función que cree una matriz automatizada <text:s/>con n filas y columnas <text:s/>en este caso 4x4, después creo una función que meta 2 o 4 aleatoriamente utilizando en random , genera 2 principalmente y cada cierta probabilidad de elegir un numero del 0 al 10 sale un 4 , con ella una auxiliar que indica<text:s/>si hay campos disponibles o sea en 0 para meter un 2 o un 4</text:p>
      <text:p text:style-name="Textbody">Otra función que determina si el juego termino o aun hay posibilidades de seguir jugando si hay ceros,o si esta un cuadro rodeado de un cuadro igual <text:s/>,si se llega a 2048 de da por ganado el juego<text:s/>o si no hay movimientos ni ceros se determina un Game Over</text:p>
      <text:p text:style-name="Textbody">Hago la función de operación donde si encuentra dos casillas iguales multiplica la izquierda y la derecha la deja en cero ,también realizo otra función llamada reversa donde le doy vuelta a la matriz y realizo la operación y la vuelvo otra vez para operar a la derecha ,lo mismo hago con la traspuesta para operar arriba y esta combinada con la revesa opera hacia abajo <text:s/>con esto defino los movimientos que de deben hacer si de le da cualquiera de las<text:s/>4 direcciones principales ,se prueba cada función por aparte y luego juntas.</text:p>
      <text:p text:style-name="Textbody">Miércoles 24 de abril</text:p>
      <text:p text:style-name="Textbody">Como la gráfica de la programación es con celdas también utiliza filas y columnas las cuales vinculo con la matriz del juego volviendo todo una misma matriz<text:s/>y otorgando como nombre el numero que contiene cada matriz con excepción de las bases decimales que solo pongo una función que cambie de decimales a las bases y eso lo pongo en la etiqueta de las celdas para que salgan en pantalla convertidas en otra base<text:s/>numérica <text:s/>, inicio a investigar sobre como poner un reloj y puntaje en la pantalla sin que se quede pegado</text:p>
      <text:p text:style-name="Textbody">Viernes 26 de abril</text:p>
      <text:p text:style-name="Textbody">Cambiaron condiciones del juego lo cual me determino a eliminar los botones de suma y multiplicación del juego , acudo a mi<text:s/>mentor para que me explique como lo hago y me muestra el thread y como utilizarlo , monto el timer con sus parámetros para que no exceda los 5:00 minutos ,pero el puntaje se me complica ,hablando con un amigo me muestra como se guarda en un archivo .txt y<text:s/>con esto armo la ase de datos del registro y el puntaje final , el puntaje normal lo controlo con una variable que importo desde otro archivo y cada que se realice la función que opera aumenta el puntaje <text:s/>con otro thread ,hago pruebas con el juego y en lo<text:s/>que refiere el juego solo me da un error del thread pero no me lo da siempre , y al salir y terminar el juego y cerrar ventana de menú me vuelve a abrir el juego pero no encontré la solución y si lo hacia como se me ocurrió cerraba el juego y no lo mostraba nunca , fuera de eso , el juego esta listo</text:p>
      <text:p text:style-name="Textbody"/>
      <text:p text:style-name="Textbody">Un juego que a base de investigaciones ,pruebas , consejos ,tutorías pude lograr el objetivo principal , con una base de datos donde no se puede sustituir tu puntaje sino que tienes que vencer tu récord con otro nombre ,puede elegir la versión del juego a jugar y al volver a iniciar el juego ya se muestra en la tabla principal el puntaje obtenido , el juego cuenta con un limite de tiempo de 5 minutos ,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DemiLigh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nardo Guillen</dc:creator>
    <meta:creation-date>2019-05-04T17:36:00Z</meta:creation-date>
    <dc:date>2019-05-05T01:09:00Z</dc:date>
    <meta:template xlink:href="Normal" xlink:type="simple"/>
    <meta:editing-cycles>3</meta:editing-cycles>
    <meta:editing-duration>PT120S</meta:editing-duration>
    <meta:document-statistic meta:page-count="2" meta:paragraph-count="10" meta:word-count="799" meta:character-count="5344" meta:row-count="37" meta:non-whitespace-character-count="4555"/>
  </office:meta>
</office:document-meta>
</file>